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style:rel-width="100%"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64.7mm" style:rel-column-width="3668*"/>
    </style:style>
    <style:style style:name="Table1.B" style:family="table-column">
      <style:table-column-properties style:column-width="105.3mm" style:rel-column-width="5970*"/>
    </style:style>
    <style:style style:name="Table1.A1" style:family="table-cell">
      <style:table-cell-properties fo:background-color="#ffcc00" fo:padding="0.97mm" fo:border="none">
        <style:background-image/>
      </style:table-cell-properties>
    </style:style>
    <style:style style:name="Table1.A2" style:family="table-cell">
      <style:table-cell-properties fo:background-color="transparent" fo:padding="0.97mm" fo:border="none">
        <style:background-image/>
      </style:table-cell-properties>
    </style:style>
    <style:style style:name="Table1.A3" style:family="table-cell">
      <style:table-cell-properties fo:background-color="#e6e6ff" fo:padding="0.97mm" fo:border="none">
        <style:background-image/>
      </style:table-cell-properties>
    </style:style>
    <style:style style:name="Table1.A4" style:family="table-cell">
      <style:table-cell-properties fo:padding="0.97mm" fo:border="none"/>
    </style:style>
    <style:style style:name="Table1.6" style:family="table-row">
      <style:table-row-properties fo:background-color="transparent" style:keep-together="true" fo:keep-together="auto">
        <style:background-image/>
      </style:table-row-properties>
    </style:style>
    <style:style style:name="Table1.A6" style:family="table-cell">
      <style:table-cell-properties style:vertical-align="" fo:background-color="transparent" fo:padding="0.97mm" fo:border="none" style:writing-mode="page">
        <style:background-image/>
      </style:table-cell-properties>
    </style:style>
    <style:style style:name="Table1.A7" style:family="table-cell">
      <style:table-cell-properties style:vertical-align="" fo:background-color="#e6e6ff" fo:padding="0.97mm" fo:border="none" style:writing-mode="page">
        <style:background-image/>
      </style:table-cell-properties>
    </style:style>
    <style:style style:name="Table1.10" style:family="table-row">
      <style:table-row-properties style:min-row-height="9.9mm" fo:background-color="transparent" style:keep-together="true" fo:keep-together="auto">
        <style:background-image/>
      </style:table-row-properties>
    </style:style>
    <style:style style:name="Table2" style:family="table">
      <style:table-properties style:width="169.92mm" fo:margin-left="0mm" fo:margin-right="0.09mm" fo:break-before="column" table:align="margins" fo:background-color="transparent" fo:keep-with-next="auto" style:may-break-between-rows="true" style:writing-mode="page">
        <style:background-image/>
      </style:table-properties>
    </style:style>
    <style:style style:name="Table2.A" style:family="table-column">
      <style:table-column-properties style:column-width="64.65mm" style:rel-column-width="24933*"/>
    </style:style>
    <style:style style:name="Table2.B" style:family="table-column">
      <style:table-column-properties style:column-width="105.27mm" style:rel-column-width="40602*"/>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ffcc00" fo:padding="0.97mm" fo:border="none" style:writing-mode="page">
        <style:background-image/>
      </style:table-cell-properties>
    </style:style>
    <style:style style:name="Table2.A2" style:family="table-cell">
      <style:table-cell-properties fo:background-color="transparent" fo:padding="0.97mm" fo:border="none">
        <style:background-image/>
      </style:table-cell-properties>
    </style:style>
    <style:style style:name="Table2.A3" style:family="table-cell">
      <style:table-cell-properties fo:background-color="#e6e6ff" fo:padding="0.97mm" fo:border="none">
        <style:background-image/>
      </style:table-cell-properties>
    </style:style>
    <style:style style:name="Table2.A4" style:family="table-cell">
      <style:table-cell-properties style:vertical-align="" fo:background-color="transparent" fo:padding="0.97mm" fo:border="none" style:writing-mode="page">
        <style:background-image/>
      </style:table-cell-properties>
    </style:style>
    <style:style style:name="Table2.A7" style:family="table-cell">
      <style:table-cell-properties style:vertical-align="" fo:background-color="#e6e6ff" fo:padding="0.97mm" fo:border="none" style:writing-mode="page">
        <style:background-image/>
      </style:table-cell-properties>
    </style:style>
    <style:style style:name="Table43" style:family="table">
      <style:table-properties style:width="169.92mm" fo:break-before="auto" fo:break-after="auto" table:align="left" fo:background-color="transparent" fo:keep-with-next="auto" style:may-break-between-rows="true" style:writing-mode="page">
        <style:background-image/>
      </style:table-properties>
    </style:style>
    <style:style style:name="Table43.A" style:family="table-column">
      <style:table-column-properties style:column-width="64.68mm"/>
    </style:style>
    <style:style style:name="Table43.B" style:family="table-column">
      <style:table-column-properties style:column-width="105.23mm"/>
    </style:style>
    <style:style style:name="Table43.1" style:family="table-row">
      <style:table-row-properties fo:background-color="transparent" style:keep-together="true" fo:keep-together="auto">
        <style:background-image/>
      </style:table-row-properties>
    </style:style>
    <style:style style:name="Table43.A1" style:family="table-cell">
      <style:table-cell-properties style:vertical-align="" fo:background-color="#ffcc00" fo:padding="0.97mm" fo:border="none" style:writing-mode="page">
        <style:background-image/>
      </style:table-cell-properties>
    </style:style>
    <style:style style:name="Table43.A2" style:family="table-cell">
      <style:table-cell-properties fo:background-color="transparent" fo:padding="0.97mm" fo:border="none">
        <style:background-image/>
      </style:table-cell-properties>
    </style:style>
    <style:style style:name="Table43.A3" style:family="table-cell">
      <style:table-cell-properties fo:background-color="#e6e6ff" fo:padding="0.97mm" fo:border="none">
        <style:background-image/>
      </style:table-cell-properties>
    </style:style>
    <style:style style:name="Table43.B37" style:family="table-cell">
      <style:table-cell-properties style:vertical-align="" fo:background-color="#e6e6ff" fo:padding="0.97mm" fo:border="none" style:writing-mode="lr-tb">
        <style:background-image/>
      </style:table-cell-properties>
    </style:style>
    <style:style style:name="Table43.A40" style:family="table-cell">
      <style:table-cell-properties style:vertical-align="" fo:background-color="transparent" fo:padding="0.97mm" fo:border="none" style:writing-mode="lr-tb">
        <style:background-image/>
      </style:table-cell-properties>
    </style:style>
    <style:style style:name="Table44" style:family="table">
      <style:table-properties style:width="169.92mm" table:align="left"/>
    </style:style>
    <style:style style:name="Table44.A" style:family="table-column">
      <style:table-column-properties style:column-width="63.69mm"/>
    </style:style>
    <style:style style:name="Table44.B" style:family="table-column">
      <style:table-column-properties style:column-width="106.22mm"/>
    </style:style>
    <style:style style:name="Table44.A1" style:family="table-cell">
      <style:table-cell-properties fo:background-color="#ffcc00" fo:padding="0.97mm" fo:border="none">
        <style:background-image/>
      </style:table-cell-properties>
    </style:style>
    <style:style style:name="Table44.A2" style:family="table-cell">
      <style:table-cell-properties fo:background-color="transparent" fo:padding="0.97mm" fo:border="none">
        <style:background-image/>
      </style:table-cell-properties>
    </style:style>
    <style:style style:name="Table44.A3" style:family="table-cell">
      <style:table-cell-properties fo:background-color="#e6e6ff" fo:padding="0.97mm" fo:border="none">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style="normal" fo:background-color="transparent" style:font-style-asian="normal" style:font-style-complex="normal"/>
    </style:style>
    <style:style style:name="P3" style:family="paragraph" style:parent-style-name="Standard">
      <style:text-properties fo:language="en" fo:country="US" fo:background-color="transparent"/>
    </style:style>
    <style:style style:name="P4" style:family="paragraph" style:parent-style-name="Standard">
      <style:text-properties style:use-window-font-color="true" fo:language="en" fo:country="US" fo:font-style="normal" fo:background-color="transparent" style:font-style-asian="normal" style:font-style-complex="normal"/>
    </style:style>
    <style:style style:name="P5" style:family="paragraph" style:parent-style-name="Standard">
      <style:text-properties fo:background-color="transparent"/>
    </style:style>
    <style:style style:name="P6" style:family="paragraph" style:parent-style-name="cmd_5f_code">
      <style:text-properties fo:background-color="transparent"/>
    </style:style>
    <style:style style:name="P7" style:family="paragraph" style:parent-style-name="cmd_5f_code">
      <style:text-properties style:font-name="Courier New" fo:font-size="10.5pt"/>
    </style:style>
    <style:style style:name="P8" style:family="paragraph" style:parent-style-name="cmd_5f_code_5f_singl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Standard">
      <style:text-properties fo:language="en" fo:country="US"/>
    </style:style>
    <style:style style:name="P11" style:family="paragraph" style:parent-style-name="Standard">
      <style:text-properties fo:language="en" fo:country="US" fo:font-style="normal" fo:background-color="transparent" style:font-style-asian="normal" style:font-style-complex="normal"/>
    </style:style>
    <style:style style:name="P12"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zxx" fo:country="none" fo:background-color="transparent" loext:char-shading-value="0"/>
    </style:style>
    <style:style style:name="T4" style:family="text">
      <style:text-properties style:font-name="Courier New" fo:font-size="10.5pt"/>
    </style:style>
    <style:style style:name="T5" style:family="text">
      <style:text-properties style:use-window-font-color="true"/>
    </style:style>
    <style:style style:name="T6" style:family="text">
      <style:text-properties style:use-window-font-color="true" style:font-name="Arial" fo:font-size="10.5pt" style:font-name-complex="DejaVu Sans1"/>
    </style:style>
    <style:style style:name="T7" style:family="text">
      <style:text-properties fo:background-color="transparent" loext:char-shading-value="0"/>
    </style:style>
    <style:style style:name="T8" style:family="text">
      <style:text-properties fo:font-style="normal" fo:background-color="transparent" style:font-style-asian="normal" style:font-style-complex="normal" loext:char-shading-value="0"/>
    </style:style>
    <style:style style:name="T9" style:family="text">
      <style:text-properties fo:font-size="10.5pt"/>
    </style:style>
    <style:style style:name="T10" style:family="text">
      <style:text-properties fo:font-style="italic" style:font-style-asian="italic" style:font-style-complex="italic"/>
    </style:style>
    <style:style style:name="T11"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5101157860800504982" text:style-name="Outline">
        <text:list-item>
          <text:h text:style-name="P9" text:outline-level="1"><text:bookmark-start text:name="__RefHeading__5776_1776152697"/>Error messages<text:bookmark-end text:name="__RefHeading__5776_1776152697"/></text:h>
        </text:list-item>
      </text:list>
      <text:p text:style-name="P5">The system-defined error/event numbers are chosen on an enumerated (<text:span text:style-name="T9">“</text:span>1 of N<text:span text:style-name="T9">”</text:span>) basis. The SCPI-defined error/event numbers and the &lt;error/event_description&gt; portions of the full queue item are listed here. The first error/event described in each class (for example, -100, -200, -300, -400) is a <text:span text:style-name="T9">“</text:span>generic<text:span text:style-name="T9">”</text:span> error.</text:p>
      <text:list xml:id="list1012801588" text:continue-numbering="true" text:style-name="Outline">
        <text:list-item>
          <text:list>
            <text:list-item>
              <text:h text:style-name="Heading_20_2" text:outline-level="2"><text:bookmark text:name="command_err"/>Command Error [-199, -100]</text:h>
            </text:list-item>
          </text:list>
        </text:list-item>
      </text:list>
      <text:p text:style-name="Standard">An &lt;error/event number&gt; in the range [-199, -100] indicates that a syntax error has been detected by the <text:span text:style-name="T9">BB3</text:span>’s SCPI command parser. The occurrence of an error in this class cause the command error bit (CME, bit 5) in the Standard Event Status Register (<text:span text:style-name="T7">see </text:span><text:a xlink:type="simple" xlink:href="https://www.envox.hr/eez/eez-bench-box-3/bb3-scpi-reference-manual/bb3-scpi-registers-and-queues.html#std_even_stat_reg" text:style-name="Internet_20_link" text:visited-style-name="Visited_20_Internet_20_Link"><text:span text:style-name="T7">Section 3.1</text:span></text:a>) to be set.</text:p>
      <text:p text:style-name="Standard"/>
      <table:table table:name="Table1" table:style-name="Table1">
        <table:table-column table:style-name="Table1.A"/>
        <table:table-column table:style-name="Table1.B"/>
        <table:table-row>
          <table:table-cell table:style-name="Table1.A1" office:value-type="string">
            <text:p text:style-name="table_5f_header">Return string</text:p>
          </table:table-cell>
          <table:table-cell table:style-name="Table1.A1" office:value-type="string">
            <text:p text:style-name="table_5f_header">Description</text:p>
          </table:table-cell>
        </table:table-row>
        <table:table-row>
          <table:table-cell table:style-name="Table1.A2" office:value-type="string">
            <text:p text:style-name="cmd_5f_code">0,"No error<text:span text:style-name="T4">"</text:span></text:p>
          </table:table-cell>
          <table:table-cell table:style-name="Table1.A2" office:value-type="string">
            <text:p text:style-name="Standard">The queue is completely empty. Every error/event in the queue has been read, or the queue was purposely cleared by a power-on event, *CLS, etc.</text:p>
          </table:table-cell>
        </table:table-row>
        <table:table-row>
          <table:table-cell table:style-name="Table1.A3" office:value-type="string">
            <text:p text:style-name="P6">−100,"Command error<text:span text:style-name="T4">"</text:span></text:p>
          </table:table-cell>
          <table:table-cell table:style-name="Table1.A3" office:value-type="string">
            <text:p text:style-name="P3">Generic syntax error.</text:p>
          </table:table-cell>
        </table:table-row>
        <table:table-row>
          <table:table-cell table:style-name="Table1.A4" office:value-type="string">
            <text:p text:style-name="cmd_5f_code">-101,"Invalid character<text:span text:style-name="T4">"</text:span> </text:p>
          </table:table-cell>
          <table:table-cell table:style-name="Table1.A4" office:value-type="string">
            <text:p text:style-name="P1">An invalid character was found in the command string. There may be a character such as #, $, or % in the command keyword or within a parameter. </text:p>
            <text:p text:style-name="P1"/>
            <text:p text:style-name="P1">Example: </text:p>
            <text:p text:style-name="cmd_5f_code_5f_single">OUTP:STAT #ON </text:p>
          </table:table-cell>
        </table:table-row>
        <table:table-row>
          <table:table-cell table:style-name="Table1.A3" office:value-type="string">
            <text:p text:style-name="cmd_5f_code">-103,"Invalid separator<text:span text:style-name="T4">"</text:span> </text:p>
          </table:table-cell>
          <table:table-cell table:style-name="Table1.A3" office:value-type="string">
            <text:p text:style-name="P1">An invalid separator was found in the command string. There may be a comma instead of a colon, semicolon, or blank space, or a blank space instead of a comma. </text:p>
            <text:p text:style-name="P1"/>
            <text:p text:style-name="P1">Example: </text:p>
            <text:p text:style-name="cmd_5f_code_5f_single">TRIG:SOUR,BUS</text:p>
          </table:table-cell>
        </table:table-row>
        <table:table-row table:style-name="Table1.6">
          <table:table-cell table:style-name="Table1.A6" office:value-type="string">
            <text:p text:style-name="cmd_5f_code">-104,"Data type error<text:span text:style-name="T4">"</text:span></text:p>
          </table:table-cell>
          <table:table-cell table:style-name="Table1.A6" office:value-type="string">
            <text:p text:style-name="P1">The wrong parameter type was found in the command string. A string might have been sent when a string was expected, or vice versa. </text:p>
            <text:p text:style-name="P1"/>
            <text:p text:style-name="P1">Example (the password must be a quoted string):</text:p>
            <text:p text:style-name="cmd_5f_code_5f_single">CAL ON, 123</text:p>
          </table:table-cell>
        </table:table-row>
        <table:table-row table:style-name="Table1.6">
          <table:table-cell table:style-name="Table1.A7" office:value-type="string">
            <text:p text:style-name="cmd_5f_code">-108,"Parameter not allowed<text:span text:style-name="T4">"</text:span> </text:p>
          </table:table-cell>
          <table:table-cell table:style-name="Table1.A7" office:value-type="string">
            <text:p text:style-name="P1">More parameters were received than expected for the command. There may be an extra parameter, or parameter added to a command that does not accept a parameter.</text:p>
            <text:p text:style-name="P1"/>
            <text:p text:style-name="P1">Example: </text:p>
            <text:p text:style-name="cmd_5f_code_5f_single">INST CH1, CH2</text:p>
          </table:table-cell>
        </table:table-row>
        <table:table-row>
          <table:table-cell table:style-name="Table1.A2" office:value-type="string">
            <text:p text:style-name="cmd_5f_code">-109,"Missing parameter<text:span text:style-name="T4">"</text:span> </text:p>
          </table:table-cell>
          <table:table-cell table:style-name="Table1.A2" office:value-type="string">
            <text:p text:style-name="P1">Fewer parameters were received than expected for the command. One or more parameters that are required for this command was not received.</text:p>
            <text:p text:style-name="P1"/>
            <text:p text:style-name="P1">Example: </text:p>
            <text:p text:style-name="cmd_5f_code_5f_single">APPL</text:p>
          </table:table-cell>
        </table:table-row>
        <table:table-row>
          <table:table-cell table:style-name="Table1.A3" office:value-type="string">
            <text:p text:style-name="cmd_5f_code">-113,"Undefined header<text:span text:style-name="T4">"</text:span></text:p>
          </table:table-cell>
          <table:table-cell table:style-name="Table1.A3" office:value-type="string">
            <text:p text:style-name="P1">A command was received that is not valid for the BB3. The command may have been misspelled, or it may not be a valid command. Short forms of commands, may contain up to four letters.</text:p>
            <text:p text:style-name="P1"/>
            <text:p text:style-name="P1"><text:soft-page-break/>Example:</text:p>
            <text:p text:style-name="cmd_5f_code_5f_single">MEASU:CURR?</text:p>
          </table:table-cell>
        </table:table-row>
        <table:table-row table:style-name="Table1.10">
          <table:table-cell table:style-name="Table1.A6" office:value-type="string">
            <text:p text:style-name="cmd_5f_code">-114,"Header suffix out of range<text:span text:style-name="T4">"</text:span></text:p>
          </table:table-cell>
          <table:table-cell table:style-name="Table1.A6" office:value-type="string">
            <text:p text:style-name="P1">The numeric suffix attached to a command header is not one of the allowable values.</text:p>
            <text:p text:style-name="P1"/>
            <text:p text:style-name="P1">Example: </text:p>
            <text:p text:style-name="cmd_5f_code_5f_single">STAT:QUES:INST:ISUM3?</text:p>
          </table:table-cell>
        </table:table-row>
        <table:table-row>
          <table:table-cell table:style-name="Table1.A3" office:value-type="string">
            <text:p text:style-name="P6">-131,"Invalid suffix<text:span text:style-name="T4">"</text:span></text:p>
          </table:table-cell>
          <table:table-cell table:style-name="Table1.A3" office:value-type="string">
            <text:p text:style-name="P3">A suffix was incorrectly specified for a numeric parameter. It may have been misspelled.</text:p>
            <text:p text:style-name="P3"/>
            <text:p text:style-name="P3">Example (use A instead of V): </text:p>
            <text:p text:style-name="P8">VOLT 3A</text:p>
          </table:table-cell>
        </table:table-row>
        <table:table-row>
          <table:table-cell table:style-name="Table1.A2" office:value-type="string">
            <text:p text:style-name="P6">-138,"Suffix not allowed<text:span text:style-name="T4">"</text:span></text:p>
          </table:table-cell>
          <table:table-cell table:style-name="Table1.A2" office:value-type="string">
            <text:p text:style-name="P3">A suffix was received following a numeric parameter which does not accept a suffix.</text:p>
            <text:p text:style-name="P3"/>
            <text:p text:style-name="P3">Example (SEC is not a valid suffix):</text:p>
            <text:p text:style-name="P8">STAT:QUES:ENAB 10 SEC</text:p>
          </table:table-cell>
        </table:table-row>
        <table:table-row>
          <table:table-cell table:style-name="Table1.A3" office:value-type="string">
            <text:p text:style-name="P6">-151,"Invalid string data<text:span text:style-name="T4">"</text:span></text:p>
          </table:table-cell>
          <table:table-cell table:style-name="Table1.A3" office:value-type="string">
            <text:p text:style-name="P3">An invalid character string was received. Check to see if you have enclosed the character string in single or double quotes.</text:p>
            <text:p text:style-name="P3"/>
            <text:p text:style-name="P3">Example: </text:p>
            <text:p text:style-name="P8">DISP:TEXT ’ON</text:p>
          </table:table-cell>
        </table:table-row>
      </table:table>
      <text:list xml:id="list1474871680" text:continue-numbering="true" text:style-name="Outline">
        <text:list-item>
          <text:list>
            <text:list-item>
              <text:h text:style-name="Heading_20_2" text:outline-level="2"><text:bookmark text:name="exec_err"/>Execution Error [-299, -200]</text:h>
            </text:list-item>
          </text:list>
        </text:list-item>
      </text:list>
      <text:p text:style-name="Standard">An &lt;error/event number&gt; in the range [-299, -200] indicates an error has been detected by the <text:span text:style-name="T9">BB3</text:span>’s execution control block. The occurrence of any error in this class sets the execution error bit (EXE, bit 4) in the Standard Event Status Register (<text:span text:style-name="T7">see </text:span><text:a xlink:type="simple" xlink:href="https://www.envox.hr/eez/eez-bench-box-3/bb3-scpi-reference-manual/bb3-scpi-registers-and-queues.html#std_even_stat_reg" text:style-name="Internet_20_link" text:visited-style-name="Visited_20_Internet_20_Link"><text:span text:style-name="T7">Section 3.1</text:span></text:a>). One of the following events has occurred:</text:p>
      <text:list xml:id="list1190701054376277530" text:style-name="List_20_1">
        <text:list-item>
          <text:p text:style-name="List_20_1_20_Start">A &lt;PROGRAM DATA&gt; element following a header was evaluated by the <text:span text:style-name="T6">BB3</text:span> as outside of its legal input range, or as otherwise inconsistent with the <text:span text:style-name="T6">BB3</text:span>’s capabilities.</text:p>
        </text:list-item>
        <text:list-item>
          <text:p text:style-name="List_20_1_20_End">A valid program message could not be properly executed. <text:s/>Probably due to some <text:span text:style-name="T6">BB3</text:span> condition.</text:p>
        </text:list-item>
      </text:list>
      <text:p text:style-name="Standard">Execution errors will be reported by the <text:span text:style-name="T9">BB3</text:span> after rounding and expression evaluation has taken place. Rounding a numeric data element, for example, will not be reported as an execution error. Events that generate execution errors will not generate Command Errors, device-specific errors, or Query Errors; see the other error definitions in this section.</text:p>
      <text:p text:style-name="Standard"/>
      <table:table table:name="Table2" table:style-name="Table2">
        <table:table-column table:style-name="Table2.A"/>
        <table:table-column table:style-name="Table2.B"/>
        <table:table-row table:style-name="Table2.1">
          <table:table-cell table:style-name="Table2.A1" office:value-type="string">
            <text:p text:style-name="table_5f_header">Return string</text:p>
          </table:table-cell>
          <table:table-cell table:style-name="Table2.A1" office:value-type="string">
            <text:p text:style-name="table_5f_header">Description</text:p>
          </table:table-cell>
        </table:table-row>
        <table:table-row>
          <table:table-cell table:style-name="Table2.A2" office:value-type="string">
            <text:p text:style-name="cmd_5f_code">-200,"Execution error<text:span text:style-name="T4">"</text:span></text:p>
          </table:table-cell>
          <table:table-cell table:style-name="Table2.A2" office:value-type="string">
            <text:p text:style-name="P1">This is the generic execution error when more specific error is not assigned in the case that command execution failed.</text:p>
          </table:table-cell>
        </table:table-row>
        <table:table-row>
          <table:table-cell table:style-name="Table2.A3" office:value-type="string">
            <text:p text:style-name="cmd_5f_code"><office:annotation><dc:creator>Denis Kotlar</dc:creator><dc:date>2019-07-11T09:17:51</dc:date><text:p text:style-name="P12"><text:span text:style-name="T11">Gdje se ovo koristi?</text:span></text:p></office:annotation>-221,"<text:span text:style-name="T1">Settings conflict</text:span><text:span text:style-name="T4">"</text:span></text:p>
          </table:table-cell>
          <table:table-cell table:style-name="Table2.A3" office:value-type="string">
            <text:p text:style-name="P1">Indicates that a legal program data element was parsed but could not be executed due to the current device state. </text:p>
          </table:table-cell>
        </table:table-row>
        <table:table-row table:style-name="Table2.1">
          <table:table-cell table:style-name="Table2.A4" office:value-type="string">
            <text:p text:style-name="cmd_5f_code">-222,"Data out of range<text:span text:style-name="T4">"</text:span></text:p>
          </table:table-cell>
          <table:table-cell table:style-name="Table2.A4" office:value-type="string">
            <text:p text:style-name="P1">A numeric parameter value is outside the valid range for the command. </text:p>
            <text:p text:style-name="P1"/>
            <text:p text:style-name="P1">Example:</text:p>
            <text:p text:style-name="cmd_5f_code_5f_single">VOLT 166</text:p>
          </table:table-cell>
        </table:table-row>
        <table:table-row>
          <table:table-cell table:style-name="Table2.A3" office:value-type="string">
            <text:p text:style-name="cmd_5f_code">-223,"Too much data<text:span text:style-name="T4">"</text:span></text:p>
          </table:table-cell>
          <table:table-cell table:style-name="Table2.A3" office:value-type="string">
            <text:p text:style-name="P1">A character string was received but could not be executed because the string length was more than 32 characters. This error can be generated by the CALibration:REMark command.</text:p>
          </table:table-cell>
        </table:table-row>
        <text:soft-page-break/>
        <table:table-row table:style-name="Table2.1">
          <table:table-cell table:style-name="Table2.A4" office:value-type="string">
            <text:p text:style-name="cmd_5f_code">-224,"Illegal parameter value<text:span text:style-name="T4">"</text:span></text:p>
          </table:table-cell>
          <table:table-cell table:style-name="Table2.A4" office:value-type="string">
            <text:p text:style-name="P1">A discrete parameter was received which was not a valid choice for the command. You may have used an invalid parameter choice.</text:p>
            <text:p text:style-name="P1"/>
            <text:p text:style-name="P1">Example:</text:p>
            <text:p text:style-name="cmd_5f_code_5f_single">VOLT ON </text:p>
          </table:table-cell>
        </table:table-row>
        <table:table-row table:style-name="Table2.1">
          <table:table-cell table:style-name="Table2.A7" office:value-type="string">
            <text:p text:style-name="P7">-230,"Digital pin function mismatch"</text:p>
          </table:table-cell>
          <table:table-cell table:style-name="Table2.A7" office:value-type="string">
            <text:p text:style-name="Standard">Operation with digital pin is not possible due to incorrect function definition.</text:p>
            <text:p text:style-name="Standard"/>
            <text:p text:style-name="Standard">Example:</text:p>
            <text:p text:style-name="cmd_5f_code_20_Start">DIG:PIN1:FUNC INH</text:p>
            <text:p text:style-name="cmd_5f_code">DIG:INP:DATA? 1</text:p>
          </table:table-cell>
        </table:table-row>
        <table:table-row table:style-name="Table2.1">
          <table:table-cell table:style-name="Table2.A4" office:value-type="string">
            <text:p text:style-name="cmd_5f_code">-240,"Hardware error<text:span text:style-name="T4">"</text:span></text:p>
          </table:table-cell>
          <table:table-cell table:style-name="Table2.A4" office:value-type="string">
            <text:p text:style-name="Standard">Command or query could not be executed because failure is detected during power-up self-test. Use the <text:a xlink:type="simple" xlink:href="https://www.envox.hr/eez/eez-bench-box-3/bb3-scpi-reference-manual/bb3-scpi-common-command-reference.html#tst" text:style-name="Internet_20_link" text:visited-style-name="Visited_20_Internet_20_Link">*TST?</text:a> command to query self-test results. <text:span text:style-name="T2">See also</text:span><text:span text:style-name="T2"> </text:span><text:a xlink:type="simple" xlink:href="#self-test_err_msg" text:style-name="Internet_20_link" text:visited-style-name="Visited_20_Internet_20_Link">Section 7.3.1</text:a></text:p>
          </table:table-cell>
        </table:table-row>
        <table:table-row table:style-name="Table2.1">
          <table:table-cell table:style-name="Table2.A7" office:value-type="string">
            <text:p text:style-name="P7">-241,"Hardware missing"</text:p>
          </table:table-cell>
          <table:table-cell table:style-name="Table2.A7" office:value-type="string">
            <text:p text:style-name="Standard">Command or query could not be executed because of missing <text:span text:style-name="T9">BB3</text:span> hardware.</text:p>
            <text:p text:style-name="Standard"/>
            <text:p text:style-name="Standard">Example (remote sense cannot be activated on the DCP405B power module):</text:p>
            <text:p text:style-name="cmd_5f_code_5f_single">OUTP:SENS ON</text:p>
          </table:table-cell>
        </table:table-row>
        <table:table-row table:style-name="Table2.1">
          <table:table-cell table:style-name="Table2.A4" office:value-type="string">
            <text:p text:style-name="cmd_5f_code">-250,"Mass storage error<text:span text:style-name="T4">"</text:span></text:p>
          </table:table-cell>
          <table:table-cell table:style-name="Table2.A4" office:value-type="string">
            <text:p text:style-name="Standard">Indicates that a SD card error occurred. This error message is generated when the firmware cannot detect the more specific errors described for errors -252 through -258.</text:p>
          </table:table-cell>
        </table:table-row>
        <table:table-row table:style-name="Table2.1">
          <table:table-cell table:style-name="Table2.A7" office:value-type="string">
            <text:p text:style-name="P6">-252,"Missing media<text:span text:style-name="T4">"</text:span></text:p>
          </table:table-cell>
          <table:table-cell table:style-name="Table2.A7" office:value-type="string">
            <text:p text:style-name="P5">Command or query could not be executed because of a missing SD card.</text:p>
          </table:table-cell>
        </table:table-row>
        <table:table-row table:style-name="Table2.1">
          <table:table-cell table:style-name="Table2.A7" office:value-type="string">
            <text:p text:style-name="cmd_5f_code">-256,"File name not found<text:span text:style-name="T4">"</text:span></text:p>
          </table:table-cell>
          <table:table-cell table:style-name="Table2.A7" office:value-type="string">
            <text:p text:style-name="Standard">Command or query could not be executed because the file name on the device media was not found; for example, an attempt was made to read or copy a nonexistent file.</text:p>
          </table:table-cell>
        </table:table-row>
        <table:table-row table:style-name="Table2.1">
          <table:table-cell table:style-name="Table2.A4" office:value-type="string">
            <text:p text:style-name="cmd_5f_code">-257,"File name error<text:span text:style-name="T4">"</text:span></text:p>
          </table:table-cell>
          <table:table-cell table:style-name="Table2.A4" office:value-type="string">
            <text:p text:style-name="Standard">Command or query could not be executed because the file name on the device media was in error; for example, an attempt was made to copy to a duplicate file name. </text:p>
          </table:table-cell>
        </table:table-row>
        <table:table-row table:style-name="Table2.1">
          <table:table-cell table:style-name="Table2.A7" office:value-type="string">
            <text:p text:style-name="cmd_5f_code">-258,"Media protected<text:span text:style-name="T4">"</text:span></text:p>
          </table:table-cell>
          <table:table-cell table:style-name="Table2.A7" office:value-type="string">
            <text:p text:style-name="Standard">Command or query could not be executed because the SD card access is locked (MMEMory:LOCK command).</text:p>
          </table:table-cell>
        </table:table-row>
        <table:table-row table:style-name="Table2.1">
          <table:table-cell table:style-name="Table2.A4" office:value-type="string">
            <text:p text:style-name="cmd_5f_code">-259,"File transfer aborted<text:span text:style-name="T4">"</text:span></text:p>
          </table:table-cell>
          <table:table-cell table:style-name="Table2.A4" office:value-type="string">
            <text:p text:style-name="Standard">Command or query for file transfer is aborted before transfer is completed.</text:p>
          </table:table-cell>
        </table:table-row>
        <table:table-row table:style-name="Table2.1">
          <table:table-cell table:style-name="Table2.A7" office:value-type="string">
            <text:p text:style-name="cmd_5f_code">-260,"CH1 fault detected<text:span text:style-name="T4">"</text:span></text:p>
          </table:table-cell>
          <table:table-cell table:style-name="Table2.A7" office:value-type="string">
            <text:p text:style-name="Standard">A POWERGOOD signal failure has been detected on Channel 1. If such a condition has happened, <text:span text:style-name="T9">BB3</text:span> firmware will be immediately put into the standby mode.</text:p>
          </table:table-cell>
        </table:table-row>
        <table:table-row table:style-name="Table2.1">
          <table:table-cell table:style-name="Table2.A4" office:value-type="string">
            <text:p text:style-name="cmd_5f_code">-261,"CH2 fault detected<text:span text:style-name="T4">"</text:span></text:p>
          </table:table-cell>
          <table:table-cell table:style-name="Table2.A4" office:value-type="string">
            <text:p text:style-name="Standard">A POWERGOOD signal failure has been detected on Channel 2. If such a condition has happened, <text:span text:style-name="T9">BB3</text:span> firmware will be immediately put into the standby mode.</text:p>
          </table:table-cell>
        </table:table-row>
        <table:table-row table:style-name="Table2.1">
          <table:table-cell table:style-name="Table2.A7" office:value-type="string">
            <text:p text:style-name="cmd_5f_code">-262,"CH3 fault detected<text:span text:style-name="T4">"</text:span></text:p>
          </table:table-cell>
          <table:table-cell table:style-name="Table2.A7" office:value-type="string">
            <text:p text:style-name="Standard">A POWERGOOD signal failure has been detected on Channel 3. If such a condition has happened, <text:span text:style-name="T9">BB3</text:span> firmware will be immediately put into the standby mode.</text:p>
          </table:table-cell>
        </table:table-row>
        <table:table-row table:style-name="Table2.1">
          <table:table-cell table:style-name="Table2.A4" office:value-type="string">
            <text:p text:style-name="cmd_5f_code">-263,"CH4 fault detected<text:span text:style-name="T4">"</text:span></text:p>
          </table:table-cell>
          <table:table-cell table:style-name="Table2.A4" office:value-type="string">
            <text:p text:style-name="Standard">A POWERGOOD signal failure has been detected on Channel 4. If such a condition has happened, <text:span text:style-name="T9">BB3</text:span> firmware will be immediately put into the standby mode.</text:p>
          </table:table-cell>
        </table:table-row>
        <table:table-row table:style-name="Table2.1">
          <table:table-cell table:style-name="Table2.A7" office:value-type="string">
            <text:p text:style-name="cmd_5f_code">-264,"CH5 fault detected<text:span text:style-name="T4">"</text:span></text:p>
          </table:table-cell>
          <table:table-cell table:style-name="Table2.A7" office:value-type="string">
            <text:p text:style-name="Standard">A POWERGOOD signal failure has been detected on Channel 5. If such a condition has happened, <text:span text:style-name="T9">BB3</text:span> firmware will be immediately put into the standby mode.</text:p>
          </table:table-cell>
        </table:table-row>
        <text:soft-page-break/>
        <table:table-row table:style-name="Table2.1">
          <table:table-cell table:style-name="Table2.A4" office:value-type="string">
            <text:p text:style-name="cmd_5f_code">-265,"CH6 fault detected<text:span text:style-name="T4">"</text:span></text:p>
          </table:table-cell>
          <table:table-cell table:style-name="Table2.A4" office:value-type="string">
            <text:p text:style-name="Standard">A POWERGOOD signal failure has been detected on Channel 6. If such a condition has happened, <text:span text:style-name="T9">BB3</text:span> firmware will be immediately put into the standby mode.</text:p>
          </table:table-cell>
        </table:table-row>
        <table:table-row table:style-name="Table2.1">
          <table:table-cell table:style-name="Table2.A7" office:value-type="string">
            <text:p text:style-name="cmd_5f_code">-270,"CH1 output fault detected<text:span text:style-name="T4">"</text:span></text:p>
          </table:table-cell>
          <table:table-cell table:style-name="Table2.A7" office:value-type="string">
            <text:p text:style-name="Standard">A prohibited state has been detected on the Channel 1 output (e.g., negative power is measured for extended period of time). The Channel 1 output will be turned off.</text:p>
          </table:table-cell>
        </table:table-row>
        <table:table-row table:style-name="Table2.1">
          <table:table-cell table:style-name="Table2.A4" office:value-type="string">
            <text:p text:style-name="cmd_5f_code">-271,"CH2 output fault detected<text:span text:style-name="T4">"</text:span></text:p>
          </table:table-cell>
          <table:table-cell table:style-name="Table2.A4" office:value-type="string">
            <text:p text:style-name="Standard">A prohibited state has been detected on the Channel 2 output (e.g., negative power is measured for extended period of time). The Channel 1 output will be turned off.</text:p>
          </table:table-cell>
        </table:table-row>
        <table:table-row table:style-name="Table2.1">
          <table:table-cell table:style-name="Table2.A7" office:value-type="string">
            <text:p text:style-name="cmd_5f_code">-272,"CH3 output fault detected<text:span text:style-name="T4">"</text:span></text:p>
          </table:table-cell>
          <table:table-cell table:style-name="Table2.A7" office:value-type="string">
            <text:p text:style-name="Standard">A prohibited state has been detected on the Channel 3 output (e.g., negative power is measured for extended period of time). The Channel 1 output will be turned off.</text:p>
          </table:table-cell>
        </table:table-row>
        <table:table-row table:style-name="Table2.1">
          <table:table-cell table:style-name="Table2.A4" office:value-type="string">
            <text:p text:style-name="cmd_5f_code">-273,"CH4 output fault detected<text:span text:style-name="T4">"</text:span></text:p>
          </table:table-cell>
          <table:table-cell table:style-name="Table2.A4" office:value-type="string">
            <text:p text:style-name="Standard">A prohibited state has been detected on the Channel 4 output (e.g., negative power is measured for extended period of time). The Channel 1 output will be turned off.</text:p>
          </table:table-cell>
        </table:table-row>
        <table:table-row table:style-name="Table2.1">
          <table:table-cell table:style-name="Table2.A7" office:value-type="string">
            <text:p text:style-name="cmd_5f_code">-274,"CH5 output fault detected<text:span text:style-name="T4">"</text:span></text:p>
          </table:table-cell>
          <table:table-cell table:style-name="Table2.A7" office:value-type="string">
            <text:p text:style-name="Standard">A prohibited state has been detected on the Channel 5 output (e.g., negative power is measured for extended period of time). The Channel 1 output will be turned off.</text:p>
          </table:table-cell>
        </table:table-row>
        <table:table-row table:style-name="Table2.1">
          <table:table-cell table:style-name="Table2.A4" office:value-type="string">
            <text:p text:style-name="cmd_5f_code">-275,"CH6 output fault detected<text:span text:style-name="T4">"</text:span></text:p>
          </table:table-cell>
          <table:table-cell table:style-name="Table2.A4" office:value-type="string">
            <text:p text:style-name="Standard">A prohibited state has been detected on the Channel 6 output (e.g., negative power is measured for extended period of time). The Channel 1 output will be turned off.</text:p>
          </table:table-cell>
        </table:table-row>
      </table:table>
      <text:list xml:id="list2055677174" text:continue-list="list1474871680" text:style-name="Outline">
        <text:list-item>
          <text:list>
            <text:list-item>
              <text:h text:style-name="Heading_20_2" text:outline-level="2"><text:bookmark text:name="device_err"/>Device-Specific Error [-399, -300], [1, 32767] </text:h>
            </text:list-item>
          </text:list>
        </text:list-item>
      </text:list>
      <text:p text:style-name="Standard">An &lt;error/event number&gt; in the range [-399, -300] or [1, 32767] indicates that the <text:span text:style-name="T9">BB3</text:span> has detected an error which is not a command error, a query error, or an execution error. <text:s/>Most likely, some <text:span text:style-name="T9">BB3</text:span> operations did not properly complete, possibly due to an abnormal hardware or firmware condition. These codes are also used for self-test response errors. The occurrence of any error in this class sets the device-specific error bit (DDE, bit 3) in the Standard Event Status Register (<text:span text:style-name="T7">see </text:span><text:a xlink:type="simple" xlink:href="https://www.envox.hr/eez/eez-bench-box-3/bb3-scpi-reference-manual/bb3-scpi-registers-and-queues.html#std_even_stat_reg" text:style-name="Internet_20_link" text:visited-style-name="Visited_20_Internet_20_Link"><text:span text:style-name="T7">Section 3.1</text:span></text:a>). </text:p>
      <text:p text:style-name="Standard"/>
      <text:p text:style-name="Standard">Events that generate device-specific errors do not generate command errors, execution errors, or query errors; see the other error definitions in this section.</text:p>
      <text:p text:style-name="Standard"/>
      <table:table table:name="Table43" table:style-name="Table43">
        <table:table-column table:style-name="Table43.A"/>
        <table:table-column table:style-name="Table43.B"/>
        <table:table-row table:style-name="Table43.1">
          <table:table-cell table:style-name="Table43.A1" office:value-type="string">
            <text:p text:style-name="table_5f_header">Return string</text:p>
          </table:table-cell>
          <table:table-cell table:style-name="Table43.A1" office:value-type="string">
            <text:p text:style-name="table_5f_header">Description</text:p>
          </table:table-cell>
        </table:table-row>
        <table:table-row>
          <table:table-cell table:style-name="Table43.A2" office:value-type="string">
            <text:p text:style-name="P7">-211,"Trigger ignored"</text:p>
          </table:table-cell>
          <table:table-cell table:style-name="Table43.A2" office:value-type="string">
            <text:p text:style-name="P2">A *TRG was received but the trigger was ignored. The trigger source should be set to the BUS and the trigger subsystem should be initiated by the INITiate[:IMMidate] command.</text:p>
          </table:table-cell>
        </table:table-row>
        <table:table-row>
          <table:table-cell table:style-name="Table43.A3" office:value-type="string">
            <text:p text:style-name="P7">-213,"Init ignored"</text:p>
          </table:table-cell>
          <table:table-cell table:style-name="Table43.A3" office:value-type="string">
            <text:p text:style-name="P2">An INITiate command was received but could not be executed because a measurement was already in progress.</text:p>
          </table:table-cell>
        </table:table-row>
        <table:table-row>
          <table:table-cell table:style-name="Table43.A2" office:value-type="string">
            <text:p text:style-name="P7">-310,"System error"</text:p>
          </table:table-cell>
          <table:table-cell table:style-name="Table43.A2" office:value-type="string">
            <text:p text:style-name="P4">An internal firmware error has been detected.</text:p>
          </table:table-cell>
        </table:table-row>
        <table:table-row>
          <table:table-cell table:style-name="Table43.A3" office:value-type="string">
            <text:p text:style-name="cmd_5f_code">-330,"Self-test failed<text:span text:style-name="T4">"</text:span></text:p>
          </table:table-cell>
          <table:table-cell table:style-name="Table43.A3" office:value-type="string">
            <text:p text:style-name="P1">The <text:span text:style-name="T9">BB3</text:span>’s complete self-test failed from the remote interface (*TST? command). In addition to this error, more specific self-test errors are also reported.<text:span text:style-name="T7"> See also</text:span><text:span text:style-name="T8"> </text:span><text:a xlink:type="simple" xlink:href="#self-test_err_msg" text:style-name="Internet_20_link" text:visited-style-name="Visited_20_Internet_20_Link"><text:span text:style-name="T8">Section 7.3.1</text:span></text:a></text:p>
          </table:table-cell>
        </table:table-row>
        <table:table-row>
          <table:table-cell table:style-name="Table43.A2" office:value-type="string">
            <text:p text:style-name="cmd_5f_code">-350,"Queue overflow<text:span text:style-name="T4">"</text:span></text:p>
          </table:table-cell>
          <table:table-cell table:style-name="Table43.A2" office:value-type="string">
            <text:p text:style-name="P1">The error queue is full because more than 16 errors have occurred. No additional errors will be stored until errors have been removed from the queue. The error queue is cleared when power has been turned off, or after a *CLS (clear status) command has been executed.</text:p>
          </table:table-cell>
        </table:table-row>
        <table:table-row>
          <table:table-cell table:style-name="Table43.A3" office:value-type="string">
            <text:p text:style-name="cmd_5f_code">-363,"Input buffer overrun<text:span text:style-name="T4">"</text:span></text:p>
          </table:table-cell>
          <table:table-cell table:style-name="Table43.A3" office:value-type="string">
            <text:p text:style-name="P1">Input buffer overrun. The Serial or Ethernet port input buffer has lost data due to an overflow.</text:p>
          </table:table-cell>
        </table:table-row>
        <table:table-row>
          <table:table-cell table:style-name="Table43.A2" office:value-type="string">
            <text:p text:style-name="cmd_5f_code">100,"<text:span text:style-name="T4">Channel not found"</text:span></text:p>
          </table:table-cell>
          <table:table-cell table:style-name="Table43.A2" office:value-type="string">
            <text:p text:style-name="P1">A non existing channel number has been specified.</text:p>
            <text:p text:style-name="P1"/>
            <text:p text:style-name="P1">Example:</text:p>
            <text:p text:style-name="cmd_5f_code_20_Start">SOUR3:VOLT?</text:p>
          </table:table-cell>
        </table:table-row>
        <text:soft-page-break/>
        <table:table-row>
          <table:table-cell table:style-name="Table43.A3" office:value-type="string">
            <text:p text:style-name="cmd_5f_code">101,"Calibration mode is off<text:span text:style-name="T4">"</text:span></text:p>
          </table:table-cell>
          <table:table-cell table:style-name="Table43.A3" office:value-type="string">
            <text:p text:style-name="Standard">Calibration is not enabled. The <text:span text:style-name="T9">BB3</text:span> will not accept calibration commands.</text:p>
          </table:table-cell>
        </table:table-row>
        <table:table-row>
          <table:table-cell table:style-name="Table43.A2" office:value-type="string">
            <text:p text:style-name="cmd_5f_code">102,"Invalid password<text:span text:style-name="T4">"</text:span></text:p>
          </table:table-cell>
          <table:table-cell table:style-name="Table43.A2" office:value-type="string">
            <text:p text:style-name="Standard">The calibration password is incorrect.</text:p>
          </table:table-cell>
        </table:table-row>
        <table:table-row>
          <table:table-cell table:style-name="Table43.A3" office:value-type="string">
            <text:p text:style-name="cmd_5f_code">104,"Bad sequence of cal commands<text:span text:style-name="T4">"</text:span></text:p>
          </table:table-cell>
          <table:table-cell table:style-name="Table43.A3" office:value-type="string">
            <text:p text:style-name="Standard">Calibration commands have not been entered in the proper sequence.</text:p>
          </table:table-cell>
        </table:table-row>
        <table:table-row>
          <table:table-cell table:style-name="Table43.A2" office:value-type="string">
            <text:p text:style-name="cmd_5f_code">105,"Password too long<text:span text:style-name="T4">"</text:span></text:p>
          </table:table-cell>
          <table:table-cell table:style-name="Table43.A2" office:value-type="string">
            <text:p text:style-name="Standard">A calibration password was received which contained more than 16 characters.</text:p>
          </table:table-cell>
        </table:table-row>
        <table:table-row>
          <table:table-cell table:style-name="Table43.A3" office:value-type="string">
            <text:p text:style-name="cmd_5f_code">106,"Password too short<text:span text:style-name="T4">"</text:span></text:p>
          </table:table-cell>
          <table:table-cell table:style-name="Table43.A3" office:value-type="string">
            <text:p text:style-name="Standard">A calibration password was received which contained less than 4 characters.</text:p>
          </table:table-cell>
        </table:table-row>
        <table:table-row>
          <table:table-cell table:style-name="Table43.A2" office:value-type="string">
            <text:p text:style-name="cmd_5f_code">107,"Cal value out of range<text:span text:style-name="T4">"</text:span></text:p>
          </table:table-cell>
          <table:table-cell table:style-name="Table43.A2" office:value-type="string">
            <text:p text:style-name="Standard">The specified calibration value (CALibration:CURRent:DATA or CALibration:VOLTage:DATA) is not valid for the <text:span text:style-name="T9">BB3</text:span>'s present measurement function and range.</text:p>
          </table:table-cell>
        </table:table-row>
        <table:table-row>
          <table:table-cell table:style-name="Table43.A3" office:value-type="string">
            <text:p text:style-name="cmd_5f_code">108,"Cal output disabled<text:span text:style-name="T4">"</text:span></text:p>
          </table:table-cell>
          <table:table-cell table:style-name="Table43.A3" office:value-type="string">
            <text:p text:style-name="Standard">The Calibration operation has been aborted by sending the OUTPut OFF command during an output calibration.</text:p>
          </table:table-cell>
        </table:table-row>
        <table:table-row>
          <table:table-cell table:style-name="Table43.A2" office:value-type="string">
            <text:p text:style-name="cmd_5f_code">109,"Invalid cal data<text:span text:style-name="T4">"</text:span></text:p>
          </table:table-cell>
          <table:table-cell table:style-name="Table43.A2" office:value-type="string">
            <text:p text:style-name="Standard">One or more calibration data values are impossible or out of range, and will prohibit the calibration parameters calculation. </text:p>
            <text:p text:style-name="Standard"/>
            <text:p text:style-name="Standard">For example the MID value is lower then MIN, or the MIN value is higher then MAX, or the MID value is so out of accepted tolerance that it cannot be predicted with newly calculated calibration parameters. </text:p>
          </table:table-cell>
        </table:table-row>
        <table:table-row>
          <table:table-cell table:style-name="Table43.A3" office:value-type="string">
            <text:p text:style-name="cmd_5f_code">110,"Cal params missing or corrupted<text:span text:style-name="T4">"</text:span></text:p>
          </table:table-cell>
          <table:table-cell table:style-name="Table43.A3" office:value-type="string">
            <text:p text:style-name="Standard">Calibration parameters activation started by the CALibration:STATe ON, <text:span text:style-name="T9">"</text:span>&lt;password&gt;<text:span text:style-name="T9">"</text:span> command failed because calibration has never been conducted or existing parameters are corrupted. </text:p>
          </table:table-cell>
        </table:table-row>
        <table:table-row>
          <table:table-cell table:style-name="Table43.A2" office:value-type="string">
            <text:p text:style-name="cmd_5f_code">111,"No new cal data exists<text:span text:style-name="T4">"</text:span></text:p>
          </table:table-cell>
          <table:table-cell table:style-name="Table43.A2" office:value-type="string">
            <text:p text:style-name="Standard">There was an attempt to save calibration data with the CALibration:SAVE command without calibration data. </text:p>
          </table:table-cell>
        </table:table-row>
        <table:table-row>
          <table:table-cell table:style-name="Table43.A3" office:value-type="string">
            <text:p text:style-name="cmd_5f_code">150,"Power limit exceeded<text:span text:style-name="T4">"</text:span></text:p>
          </table:table-cell>
          <table:table-cell table:style-name="Table43.A3" office:value-type="string">
            <text:p text:style-name="P1">The product of voltage and current exceeds channel power limitation. </text:p>
            <text:p text:style-name="P1"/>
            <text:p text:style-name="P1">For example if channel power limit is 155 W and the following sequence is executed:</text:p>
            <text:p text:style-name="cmd_5f_code_20_Start">VOLT 38</text:p>
            <text:p text:style-name="cmd_5f_code">CURR 4.4</text:p>
          </table:table-cell>
        </table:table-row>
        <table:table-row>
          <table:table-cell table:style-name="Table43.A2" office:value-type="string">
            <text:p text:style-name="cmd_5f_code">151,"Voltage limit exceeded<text:span text:style-name="T4">"</text:span></text:p>
          </table:table-cell>
          <table:table-cell table:style-name="Table43.A2" office:value-type="string">
            <text:p text:style-name="P1">Set voltage exceeds channel capability. </text:p>
            <text:p text:style-name="P1"/>
            <text:p text:style-name="P1">Example:</text:p>
            <text:p text:style-name="cmd_5f_code_20_Start">VOLT 60</text:p>
          </table:table-cell>
        </table:table-row>
        <table:table-row>
          <table:table-cell table:style-name="Table43.A3" office:value-type="string">
            <text:p text:style-name="cmd_5f_code">152,"Current limit exceeded<text:span text:style-name="T4">"</text:span></text:p>
          </table:table-cell>
          <table:table-cell table:style-name="Table43.A3" office:value-type="string">
            <text:p text:style-name="P1">Set current exceeds channel capability. </text:p>
            <text:p text:style-name="P1"/>
            <text:p text:style-name="P1">Example:</text:p>
            <text:p text:style-name="cmd_5f_code_20_Start">CURR 5.5</text:p>
          </table:table-cell>
        </table:table-row>
        <table:table-row>
          <table:table-cell table:style-name="Table43.A2" office:value-type="string">
            <text:p text:style-name="cmd_5f_code">201,"Cannot execute before clearing protection<text:span text:style-name="T4">"</text:span></text:p>
          </table:table-cell>
          <table:table-cell table:style-name="Table43.A2" office:value-type="string">
            <text:p text:style-name="Standard">Example: <text:s/>a command such as OUTP ON cannot be executed on a channel where one or more protections will be tripped.</text:p>
          </table:table-cell>
        </table:table-row>
        <table:table-row>
          <table:table-cell table:style-name="Table43.A3" office:value-type="string">
            <text:p text:style-name="cmd_5f_code"><office:annotation><dc:creator>Denis Kotlar</dc:creator><dc:date>2019-06-13T11:53:01</dc:date><text:p text:style-name="P12"><text:span text:style-name="T11">Imamo li ovo za CH2 I treba li nam ovo više?</text:span></text:p></office:annotation>270,"CH1 ADC timeout detected"</text:p>
          </table:table-cell>
          <table:table-cell table:style-name="Table43.A3" office:value-type="string">
            <text:p text:style-name="Standard">Channel 1 has been switched off after 3 consecutive ADC timeouts were detected.</text:p>
          </table:table-cell>
        </table:table-row>
        <table:table-row>
          <table:table-cell table:style-name="Table43.A2" office:value-type="string">
            <text:p text:style-name="cmd_5f_code">304,"Incompatible transient modes"</text:p>
          </table:table-cell>
          <table:table-cell table:style-name="Table43.A2" office:value-type="string">
            <text:p text:style-name="Standard">For example, VOLTage and CURRent cannot be in both STEP and LIST modes at the same time (see [SOURce[&lt;n&gt;]]:CURRent:MODE and [SOURce[&lt;n&gt;]]:VOLTage:MODE)</text:p>
          </table:table-cell>
        </table:table-row>
        <table:table-row>
          <table:table-cell table:style-name="Table43.A3" office:value-type="string">
            <text:p text:style-name="cmd_5f_code">306,"Too many list points"</text:p>
          </table:table-cell>
          <table:table-cell table:style-name="Table43.A3" office:value-type="string">
            <text:p text:style-name="Standard">Too many list points have been specified.</text:p>
          </table:table-cell>
        </table:table-row>
        <table:table-row>
          <table:table-cell table:style-name="Table43.A2" office:value-type="string">
            <text:p text:style-name="cmd_5f_code">307,"List lengths are not <text:soft-page-break/>equivalent"</text:p>
          </table:table-cell>
          <table:table-cell table:style-name="Table43.A2" office:value-type="string">
            <text:p text:style-name="Standard">One or more lists are not the same length. </text:p>
            <text:p text:style-name="Standard"><text:soft-page-break/></text:p>
            <text:p text:style-name="Standard">For example, number of CURRent steps is not equal to one or number of VOLTage steps</text:p>
            <text:p text:style-name="cmd_5f_code_20_Start">LIST:VOLT 0, 5, 10, 15, 20</text:p>
            <text:p text:style-name="cmd_5f_code">LIST:CURR 1, 2</text:p>
          </table:table-cell>
        </table:table-row>
        <table:table-row>
          <table:table-cell table:style-name="Table43.A3" office:value-type="string">
            <text:p text:style-name="cmd_5f_code">308,"Cannot be changed while transient trigger is initiated"</text:p>
          </table:table-cell>
          <table:table-cell table:style-name="Table43.A3" office:value-type="string">
            <text:p text:style-name="Standard">An attempt to change a setting which cannot be changed while the instrument is waiting for or executing a trigger sequence.</text:p>
          </table:table-cell>
        </table:table-row>
        <table:table-row>
          <table:table-cell table:style-name="Table43.A2" office:value-type="string">
            <text:p text:style-name="cmd_5f_code">309,"Cannot initiate while in fixed mode"</text:p>
          </table:table-cell>
          <table:table-cell table:style-name="Table43.A2" office:value-type="string">
            <text:p text:style-name="Standard">Cannot initiate transient generator. Either the VOLTage or CURRent function is set to FIXed mode.</text:p>
          </table:table-cell>
        </table:table-row>
        <table:table-row>
          <table:table-cell table:style-name="Table43.A3" office:value-type="string">
            <text:p text:style-name="cmd_5f_code">310,"List not found"</text:p>
          </table:table-cell>
          <table:table-cell table:style-name="Table43.A3" office:value-type="string">
            <text:p text:style-name="Standard">A list cannot be found on the SD card.</text:p>
          </table:table-cell>
        </table:table-row>
        <table:table-row>
          <table:table-cell table:style-name="Table43.A2" office:value-type="string">
            <text:p text:style-name="cmd_5f_code">311,"List is empty"</text:p>
          </table:table-cell>
          <table:table-cell table:style-name="Table43.A2" office:value-type="string">
            <text:p text:style-name="Standard">A list cannot be started because it’s empty.</text:p>
          </table:table-cell>
        </table:table-row>
        <table:table-row>
          <table:table-cell table:style-name="Table43.A3" office:value-type="string">
            <text:p text:style-name="cmd_5f_code">312,"Cannot execute when the channels are coupled"</text:p>
          </table:table-cell>
          <table:table-cell table:style-name="Table43.A3" office:value-type="string">
            <text:p text:style-name="Standard">Cannot execute a command when the channel outputs are coupled. Example (an attempt to set remote sensing on the channel that is coupled in series):</text:p>
            <text:p text:style-name="cmd_5f_code_20_Start">INST:COUP:TRAC SER</text:p>
            <text:p text:style-name="cmd_5f_code">VOLT:SENS EXT</text:p>
          </table:table-cell>
        </table:table-row>
        <table:table-row>
          <table:table-cell table:style-name="Table43.A2" office:value-type="string">
            <text:p text:style-name="cmd_5f_code">313,"Cannot execute in tracking mode"</text:p>
          </table:table-cell>
          <table:table-cell table:style-name="Table43.A2" office:value-type="string">
            <text:p text:style-name="Standard">Cannot execute a command when the tracking mode is active.</text:p>
          </table:table-cell>
        </table:table-row>
        <table:table-row>
          <table:table-cell table:style-name="Table43.A3" office:value-type="string">
            <text:p text:style-name="P6">320,"Firmware update error"</text:p>
          </table:table-cell>
          <table:table-cell table:style-name="Table43.A3" office:value-type="string">
            <text:p text:style-name="P5">An attempt to upload firmware via LAN has failed due to communication error, checksum error, etc. (<text:span text:style-name="T10">Not implemented yet</text:span>).</text:p>
          </table:table-cell>
        </table:table-row>
        <table:table-row>
          <table:table-cell table:style-name="Table43.A2" office:value-type="string">
            <text:p text:style-name="cmd_5f_code">400,"Cannot load empty profile"</text:p>
          </table:table-cell>
          <table:table-cell table:style-name="Table43.A2" office:value-type="string">
            <text:p text:style-name="Standard">An attempt has been made to recall an empty or erased user profile with *RCL command.</text:p>
          </table:table-cell>
        </table:table-row>
        <table:table-row>
          <table:table-cell table:style-name="Table43.A3" office:value-type="string">
            <text:p text:style-name="cmd_5f_code">401, "Module mismatch in profile"</text:p>
          </table:table-cell>
          <table:table-cell table:style-name="Table43.A3" office:value-type="string">
            <text:p text:style-name="Standard">An attempt has been made to recall user profile that contains different peripheral modules configuration.</text:p>
          </table:table-cell>
        </table:table-row>
        <table:table-row>
          <table:table-cell table:style-name="Table43.A2" office:value-type="string">
            <text:p text:style-name="cmd_5f_code">410, "No FAT file system on mass media"</text:p>
          </table:table-cell>
          <table:table-cell table:style-name="Table43.A2" office:value-type="string">
            <text:p text:style-name="Standard">Command or query could not be executed because the SD card was not formatted or has filesystem that is not supported.</text:p>
          </table:table-cell>
        </table:table-row>
        <table:table-row table:style-name="Table43.1">
          <table:table-cell table:style-name="Table43.A3" office:value-type="string">
            <text:p text:style-name="cmd_5f_code">500,"Down-programmer on CH1 switched off"</text:p>
          </table:table-cell>
          <table:table-cell table:style-name="Table43.B37" office:value-type="string">
            <text:p text:style-name="Standard"><text:span text:style-name="T9">The down programmer has been switched off because a negative output power (</text:span><text:span text:style-name="backtick"><text:span text:style-name="T9">DP_NEG_LEV</text:span></text:span><text:span text:style-name="T9">) has been measured on Channel 1 that has lasted more then </text:span><text:span text:style-name="backtick"><text:span text:style-name="T9">DP_NEG_DELAY</text:span></text:span><text:span text:style-name="T9"> seconds.</text:span></text:p>
          </table:table-cell>
        </table:table-row>
        <table:table-row>
          <table:table-cell table:style-name="Table43.A2" office:value-type="string">
            <text:p text:style-name="cmd_5f_code">501,"Down-programmer on CH2 switched off"</text:p>
          </table:table-cell>
          <table:table-cell table:style-name="Table43.A2" office:value-type="string">
            <text:p text:style-name="Standard">The down programmer has been switched off because a negative output power (<text:span text:style-name="backtick">DP_NEG_LEV</text:span>) has been measured on Channel 2 that has lasted more then <text:span text:style-name="backtick">DP_NEG_DELAY</text:span> seconds.</text:p>
          </table:table-cell>
        </table:table-row>
        <table:table-row>
          <table:table-cell table:style-name="Table43.A3" office:value-type="string">
            <text:p text:style-name="cmd_5f_code">502,"Down-programmer on CH3 switched off"</text:p>
          </table:table-cell>
          <table:table-cell table:style-name="Table43.A3" office:value-type="string">
            <text:p text:style-name="Standard"><text:span text:style-name="T9">The down programmer has been switched off because a negative output power (</text:span><text:span text:style-name="backtick"><text:span text:style-name="T9">DP_NEG_LEV</text:span></text:span><text:span text:style-name="T9">) has been measured on Channel 3 that has lasted more then </text:span><text:span text:style-name="backtick"><text:span text:style-name="T9">DP_NEG_DELAY</text:span></text:span><text:span text:style-name="T9"> seconds.</text:span></text:p>
          </table:table-cell>
        </table:table-row>
        <table:table-row table:style-name="Table43.1">
          <table:table-cell table:style-name="Table43.A40" office:value-type="string">
            <text:p text:style-name="cmd_5f_code">503,"Down-programmer on CH4 switched off"</text:p>
          </table:table-cell>
          <table:table-cell table:style-name="Table43.A40" office:value-type="string">
            <text:p text:style-name="Standard">The down programmer has been switched off because a negative output power (<text:span text:style-name="backtick">DP_NEG_LEV</text:span>) has been measured on Channel 4 that has lasted more then <text:span text:style-name="backtick">DP_NEG_DELAY</text:span> seconds.</text:p>
          </table:table-cell>
        </table:table-row>
        <table:table-row>
          <table:table-cell table:style-name="Table43.A3" office:value-type="string">
            <text:p text:style-name="cmd_5f_code">504,"Down-programmer on CH5 switched off"</text:p>
          </table:table-cell>
          <table:table-cell table:style-name="Table43.A3" office:value-type="string">
            <text:p text:style-name="Standard">The down programmer has been switched off because a negative output power (<text:span text:style-name="backtick">DP_NEG_LEV</text:span>) has been measured on Channel 5 that has lasted more then <text:span text:style-name="backtick">DP_NEG_DELAY</text:span> seconds.</text:p>
          </table:table-cell>
        </table:table-row>
        <table:table-row table:style-name="Table43.1">
          <table:table-cell table:style-name="Table43.A40" office:value-type="string">
            <text:p text:style-name="cmd_5f_code">510,"External voltage on CH1 detected"</text:p>
          </table:table-cell>
          <table:table-cell table:style-name="Table43.A40" office:value-type="string">
            <text:p text:style-name="Standard">An external voltage has been measured (e.g., from a battery or other power source intentionally or mistakenly left connected) on Channel 1 while output is switched from off to on. <text:s/>(<text:span text:style-name="T10">Not implemented yet</text:span>).</text:p>
          </table:table-cell>
        </table:table-row>
        <table:table-row>
          <table:table-cell table:style-name="Table43.A3" office:value-type="string">
            <text:p text:style-name="P6">511,"External voltage on CH2 detected"</text:p>
          </table:table-cell>
          <table:table-cell table:style-name="Table43.A3" office:value-type="string">
            <text:p text:style-name="P5">An external voltage has been measured (e.g., from a battery or other power source intentionally or mistakenly left connected) on Channel 2 while output is switched from off to on. <text:s/>(<text:span text:style-name="T10">Not im</text:span><text:soft-page-break/><text:span text:style-name="T10">plemented yet</text:span>).</text:p>
          </table:table-cell>
        </table:table-row>
        <table:table-row table:style-name="Table43.1">
          <table:table-cell table:style-name="Table43.A40" office:value-type="string">
            <text:p text:style-name="cmd_5f_code">512,"External voltage on CH3 detected"</text:p>
          </table:table-cell>
          <table:table-cell table:style-name="Table43.A40" office:value-type="string">
            <text:p text:style-name="Standard">An external voltage has been measured (e.g., from a battery or other power source intentionally or mistakenly left connected) on Channel 3 while output is switched from off to on. <text:s/>(<text:span text:style-name="T10">Not implemented yet</text:span>).</text:p>
          </table:table-cell>
        </table:table-row>
        <table:table-row>
          <table:table-cell table:style-name="Table43.A3" office:value-type="string">
            <text:p text:style-name="P6">513,"External voltage on CH4 detected"</text:p>
          </table:table-cell>
          <table:table-cell table:style-name="Table43.A3" office:value-type="string">
            <text:p text:style-name="P5">An external voltage has been measured (e.g., from a battery or other power source intentionally or mistakenly left connected) on Channel 4 while output is switched from off to on. <text:s/>(<text:span text:style-name="T10">Not implemented yet</text:span>).</text:p>
          </table:table-cell>
        </table:table-row>
        <table:table-row table:style-name="Table43.1">
          <table:table-cell table:style-name="Table43.A40" office:value-type="string">
            <text:p text:style-name="cmd_5f_code">514,"External voltage on CH5 detected"</text:p>
          </table:table-cell>
          <table:table-cell table:style-name="Table43.A40" office:value-type="string">
            <text:p text:style-name="Standard">An external voltage has been measured (e.g., from a battery or other power source intentionally or mistakenly left connected) on Channel 5 while output is switched from off to on. <text:s/>(<text:span text:style-name="T10">Not implemented yet</text:span>).</text:p>
          </table:table-cell>
        </table:table-row>
        <table:table-row>
          <table:table-cell table:style-name="Table43.A3" office:value-type="string">
            <text:p text:style-name="cmd_5f_code">615,"MCU EEPROM save failed"</text:p>
          </table:table-cell>
          <table:table-cell table:style-name="Table43.A3" office:value-type="string">
            <text:p text:style-name="Standard">The <text:span text:style-name="T7">STM32F7 </text:span>MCU board non-volatile memory (an EEPROM) is damaged or not responsive.</text:p>
          </table:table-cell>
        </table:table-row>
        <table:table-row table:style-name="Table43.1">
          <table:table-cell table:style-name="Table43.A40" office:value-type="string">
            <text:p text:style-name="cmd_5f_code">616,"SLOT1 EEPROM save failed"</text:p>
          </table:table-cell>
          <table:table-cell table:style-name="Table43.A40" office:value-type="string">
            <text:p text:style-name="Standard">The non-volatile memory (an EEPROM) on the periperal module inserted into slot #1 is damaged or not responsive.</text:p>
          </table:table-cell>
        </table:table-row>
        <table:table-row>
          <table:table-cell table:style-name="Table43.A3" office:value-type="string">
            <text:p text:style-name="cmd_5f_code">617,"SLOT2 EEPROM save failed"</text:p>
          </table:table-cell>
          <table:table-cell table:style-name="Table43.A3" office:value-type="string">
            <text:p text:style-name="Standard">The non-volatile memory (an EEPROM) on the periperal module inserted into slot #2 is damaged or not responsive.</text:p>
          </table:table-cell>
        </table:table-row>
        <table:table-row table:style-name="Table43.1">
          <table:table-cell table:style-name="Table43.A40" office:value-type="string">
            <text:p text:style-name="cmd_5f_code">618,"SLOT3 EEPROM save failed"</text:p>
          </table:table-cell>
          <table:table-cell table:style-name="Table43.A40" office:value-type="string">
            <text:p text:style-name="Standard">The non-volatile memory (an EEPROM) on the periperal module inserted into slot #3 is damaged or not responsive.</text:p>
          </table:table-cell>
        </table:table-row>
      </table:table>
      <text:list xml:id="list628565810" text:continue-numbering="true" text:style-name="Outline">
        <text:list-item>
          <text:list>
            <text:list-item>
              <text:list>
                <text:list-item>
                  <text:h text:style-name="Heading_20_3" text:outline-level="3"><text:bookmark-start text:name="__RefHeading__10051_1925441995"/><text:bookmark text:name="self-test_err_msg"/>Self-Test Error Messages<text:bookmark-end text:name="__RefHeading__10051_1925441995"/></text:h>
                </text:list-item>
              </text:list>
            </text:list-item>
          </text:list>
        </text:list-item>
      </text:list>
      <text:p text:style-name="Standard">During power-up, the <text:span text:style-name="T9">BB3</text:span> will start self-test sequences when communication with all SPI devices that is marked as installed will be established. The scope of the self-test depends on device capability and it could vary from simply reading device registers, and waiting for expected responses to more complex operations such as setting DAC registers and reading back <text:span text:style-name="T9">those</text:span> values using the ADC (if ADC test passed). Every test failure will be announced by an error beep, and one error message per failed test will be inserted into the error queue. The device-specific error bit (DDE, bit 3) in the Standard Event Status Register (<text:span text:style-name="T7">see </text:span><text:a xlink:type="simple" xlink:href="https://www.envox.hr/eez/eez-bench-box-3/bb3-scpi-reference-manual/bb3-scpi-registers-and-queues.html#std_even_stat_reg" text:style-name="Internet_20_link" text:visited-style-name="Visited_20_Internet_20_Link"><text:span text:style-name="T7">Section 3.1</text:span></text:a>) will also be set.</text:p>
      <text:p text:style-name="Standard"/>
      <table:table table:name="Table44" table:style-name="Table44">
        <table:table-column table:style-name="Table44.A"/>
        <table:table-column table:style-name="Table44.B"/>
        <table:table-row>
          <table:table-cell table:style-name="Table44.A1" office:value-type="string">
            <text:p text:style-name="table_5f_header">Return string</text:p>
          </table:table-cell>
          <table:table-cell table:style-name="Table44.A1" office:value-type="string">
            <text:p text:style-name="table_5f_header">Description</text:p>
          </table:table-cell>
        </table:table-row>
        <table:table-row>
          <table:table-cell table:style-name="Table44.A2" office:value-type="string">
            <text:p text:style-name="cmd_5f_code">210,"CH1 IOEXP test failed<text:span text:style-name="T4">"</text:span></text:p>
          </table:table-cell>
          <table:table-cell table:style-name="Table44.A2" office:value-type="string">
            <text:p text:style-name="P5">Communication with the Channel 1 I/O expander is not possible. Probably because the I/O expander is not functional.</text:p>
          </table:table-cell>
        </table:table-row>
        <table:table-row>
          <table:table-cell table:style-name="Table44.A3" office:value-type="string">
            <text:p text:style-name="cmd_5f_code">211,"CH2 IOEXP test failed<text:span text:style-name="T4">"</text:span></text:p>
          </table:table-cell>
          <table:table-cell table:style-name="Table44.A3" office:value-type="string">
            <text:p text:style-name="P5">Communication with the Channel 2 I/O expander is not possible. Probably because the I/O expander is not functional.</text:p>
          </table:table-cell>
        </table:table-row>
        <table:table-row>
          <table:table-cell table:style-name="Table44.A2" office:value-type="string">
            <text:p text:style-name="cmd_5f_code">212,"CH3 IOEXP test failed<text:span text:style-name="T4">"</text:span></text:p>
          </table:table-cell>
          <table:table-cell table:style-name="Table44.A2" office:value-type="string">
            <text:p text:style-name="P5">Communication with the Channel 3 I/O expander is not possible. Probably because the I/O expander is not functional.</text:p>
          </table:table-cell>
        </table:table-row>
        <table:table-row>
          <table:table-cell table:style-name="Table44.A3" office:value-type="string">
            <text:p text:style-name="cmd_5f_code">213,"CH4 IOEXP test failed<text:span text:style-name="T4">"</text:span></text:p>
          </table:table-cell>
          <table:table-cell table:style-name="Table44.A3" office:value-type="string">
            <text:p text:style-name="P5">Communication with the Channel 4 I/O expander is not possible. Probably because the I/O expander is not functional.</text:p>
          </table:table-cell>
        </table:table-row>
        <table:table-row>
          <table:table-cell table:style-name="Table44.A2" office:value-type="string">
            <text:p text:style-name="cmd_5f_code">214,"CH5 IOEXP test failed<text:span text:style-name="T4">"</text:span></text:p>
          </table:table-cell>
          <table:table-cell table:style-name="Table44.A2" office:value-type="string">
            <text:p text:style-name="P5">Communication with the Channel 5 I/O expander is not possible. Probably because the I/O expander is not functional.</text:p>
          </table:table-cell>
        </table:table-row>
        <table:table-row>
          <table:table-cell table:style-name="Table44.A3" office:value-type="string">
            <text:p text:style-name="cmd_5f_code">220,"CH1 ADC test failed<text:span text:style-name="T4">"</text:span></text:p>
          </table:table-cell>
          <table:table-cell table:style-name="Table44.A3" office:value-type="string">
            <text:p text:style-name="P5">Communication with the Channel 1 ADC is not possible. Probably because values written into various registers are not equal to the returned values.</text:p>
          </table:table-cell>
        </table:table-row>
        <table:table-row>
          <table:table-cell table:style-name="Table44.A2" office:value-type="string">
            <text:p text:style-name="cmd_5f_code">221,"CH2 ADC test failed<text:span text:style-name="T4">"</text:span></text:p>
          </table:table-cell>
          <table:table-cell table:style-name="Table44.A2" office:value-type="string">
            <text:p text:style-name="P5">Communication with the Channel 2 ADC is not possible. Probably because values written into various registers are not equal to the returned values.</text:p>
          </table:table-cell>
        </table:table-row>
        <table:table-row>
          <table:table-cell table:style-name="Table44.A3" office:value-type="string">
            <text:p text:style-name="cmd_5f_code">222,"CH3 ADC test failed<text:span text:style-name="T4">"</text:span></text:p>
          </table:table-cell>
          <table:table-cell table:style-name="Table44.A3" office:value-type="string">
            <text:p text:style-name="P5">Communication with the Channel 3 ADC is not possible. Probably because values written into various registers are not equal to the returned values.</text:p>
          </table:table-cell>
        </table:table-row>
        <table:table-row>
          <table:table-cell table:style-name="Table44.A2" office:value-type="string">
            <text:p text:style-name="cmd_5f_code">223,"CH4 ADC test failed<text:span text:style-name="T4">"</text:span></text:p>
          </table:table-cell>
          <table:table-cell table:style-name="Table44.A2" office:value-type="string">
            <text:p text:style-name="P5">Communication with the Channel 4 ADC is not possible. Proba<text:soft-page-break/>bly because values written into various registers are not equal to the returned values.</text:p>
          </table:table-cell>
        </table:table-row>
        <table:table-row>
          <table:table-cell table:style-name="Table44.A3" office:value-type="string">
            <text:p text:style-name="cmd_5f_code">224,"CH5 ADC test failed<text:span text:style-name="T4">"</text:span></text:p>
          </table:table-cell>
          <table:table-cell table:style-name="Table44.A3" office:value-type="string">
            <text:p text:style-name="P5">Communication with the Channel 5 ADC is not possible. Probably because values written into various registers are not equal to the returned values.</text:p>
          </table:table-cell>
        </table:table-row>
        <table:table-row>
          <table:table-cell table:style-name="Table44.A2" office:value-type="string">
            <text:p text:style-name="cmd_5f_code">230,"CH1 DAC test failed<text:span text:style-name="T4">"</text:span></text:p>
          </table:table-cell>
          <table:table-cell table:style-name="Table44.A2" office:value-type="string">
            <text:p text:style-name="Standard">The Channel 1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1,"CH2 DAC test failed<text:span text:style-name="T4">"</text:span></text:p>
          </table:table-cell>
          <table:table-cell table:style-name="Table44.A3" office:value-type="string">
            <text:p text:style-name="Standard">The Channel 2 DAC is not functional. <text:s/>Possibly because communication has failed, or because there's a difference between the test voltage data sent to the Channel 2 DAC and that read back.</text:p>
          </table:table-cell>
        </table:table-row>
        <table:table-row>
          <table:table-cell table:style-name="Table44.A2" office:value-type="string">
            <text:p text:style-name="cmd_5f_code">232,"CH3 DAC test failed<text:span text:style-name="T4">"</text:span></text:p>
          </table:table-cell>
          <table:table-cell table:style-name="Table44.A2" office:value-type="string">
            <text:p text:style-name="Standard">The Channel 3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3,"CH4 DAC test failed<text:span text:style-name="T4">"</text:span></text:p>
          </table:table-cell>
          <table:table-cell table:style-name="Table44.A3" office:value-type="string">
            <text:p text:style-name="Standard">The Channel 4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234,"CH5 DAC test failed<text:span text:style-name="T4">"</text:span></text:p>
          </table:table-cell>
          <table:table-cell table:style-name="Table44.A2" office:value-type="string">
            <text:p text:style-name="Standard">The Channel 5 DAC is not functional. <text:s/>Possibly because communication has failed, or because there's a difference between the test voltage data sent to the Channel 1 DAC and that read back.</text:p>
          </table:table-cell>
        </table:table-row>
        <table:table-row>
          <table:table-cell table:style-name="Table44.A3" office:value-type="string">
            <text:p text:style-name="cmd_5f_code">235,"CH6 DAC test failed<text:span text:style-name="T4">"</text:span></text:p>
          </table:table-cell>
          <table:table-cell table:style-name="Table44.A3" office:value-type="string">
            <text:p text:style-name="Standard">The Channel 6 DAC is not functional. <text:s/>Possibly because communication has failed, or because there's a difference between the test voltage data sent to the Channel 1 DAC and that read back.</text:p>
          </table:table-cell>
        </table:table-row>
        <table:table-row>
          <table:table-cell table:style-name="Table44.A2" office:value-type="string">
            <text:p text:style-name="cmd_5f_code"><office:annotation><dc:creator>Denis Kotlar</dc:creator><dc:date>2019-07-11T09:04:28</dc:date><text:p text:style-name="P12"><text:span text:style-name="T11">Dodati ispod testove za EEPROME na modulima?</text:span></text:p></office:annotation>240,"MCU EEPROM test failed<text:span text:style-name="T4">"</text:span></text:p>
          </table:table-cell>
          <table:table-cell table:style-name="Table44.A2" office:value-type="string">
            <text:p text:style-name="P5">The non-volatile memory on the STM32F7 MCU board has failed the checksum integrity test.</text:p>
          </table:table-cell>
        </table:table-row>
        <table:table-row>
          <table:table-cell table:style-name="Table44.A3" office:value-type="string">
            <text:p text:style-name="cmd_5f_code">250,"RTC test failed<text:span text:style-name="T4">"</text:span></text:p>
          </table:table-cell>
          <table:table-cell table:style-name="Table44.A3" office:value-type="string">
            <text:p text:style-name="P5">The RTC (real time clock) on the STM32F7 MCU board is not present, <text:s/>or the date or time values returned are not valid, or the last datetime value stored into non-volatile memory is greater then RTC datetime.</text:p>
          </table:table-cell>
        </table:table-row>
        <table:table-row>
          <table:table-cell table:style-name="Table44.A2" office:value-type="string">
            <text:p text:style-name="cmd_5f_code">260,"Ethernet test failed<text:span text:style-name="T4">"</text:span></text:p>
          </table:table-cell>
          <table:table-cell table:style-name="Table44.A2" office:value-type="string">
            <text:p text:style-name="P5">The Ethernet controller on the STM32F7 MCU board test failed.</text:p>
          </table:table-cell>
        </table:table-row>
        <table:table-row>
          <table:table-cell table:style-name="Table44.A3" office:value-type="string">
            <text:p text:style-name="cmd_5f_code">630,"Fan test failed<text:span text:style-name="T4">"</text:span></text:p>
          </table:table-cell>
          <table:table-cell table:style-name="Table44.A3" office:value-type="string">
            <text:p text:style-name="P5">The measured fan speed during the self-test procedure is not within expected range.</text:p>
          </table:table-cell>
        </table:table-row>
      </table:table>
      <text:p text:style-name="Standard"/>
      <text:p text:style-name="Standard">For example, if SPI-bus cable is accidentally not connected, or wrongly wired, on Channel 1 two errors will be generated and placed into the error queue which can be checked using the following command sequence:</text:p>
      <text:p text:style-name="Standard"/>
      <text:p text:style-name="cmd_5f_code_20_Start">SYST:ERR:COUN?</text:p>
      <text:p text:style-name="cmd_5f_code_20_End">2</text:p>
      <text:p text:style-name="cmd_5f_code">SYST:ERR?</text:p>
      <text:p text:style-name="cmd_5f_code_20_End">210,"CH1 IOEXP test failed" </text:p>
      <text:p text:style-name="cmd_5f_code">SYST:ERR?</text:p>
      <text:p text:style-name="cmd_5f_code_20_End">220,"CH1 ADC test failed"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7">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layout-grid-base-width="7.06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7. Error message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7.Error messages</text:chapter></text:p>
      </style:header>
      <style:footer>
        <text:p text:style-name="Footer_20_right"><text:page-number text:select-page="current">7</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7. Error messages</dc:title>
    <meta:document-statistic meta:table-count="4" meta:image-count="0" meta:object-count="0" meta:page-count="8" meta:paragraph-count="292" meta:word-count="3356" meta:character-count="20985"/>
    <meta:user-defined meta:name="WebPublish_HTML_Profile">EEZ (HTML)</meta:user-defined>
    <meta:user-defined meta:name="WebPublish_Post_AdditionalCategories">10</meta:user-defined>
    <meta:user-defined meta:name="WebPublish_Post_Id">145</meta:user-defined>
    <meta:user-defined meta:name="WebPublish_Post_PrimaryCategory">15</meta:user-defined>
    <meta:user-defined meta:name="WebPublish_Post_Profile" meta:value-type="string">EEZ</meta:user-defined>
    <meta:user-defined meta:name="WebPublish_Post_PublishOption" meta:value-type="string">Publish now</meta:user-defined>
  </office:meta>
</office:document-meta>
</file>